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5c1" officeooo:paragraph-rsid="001b35c1"/>
    </style:style>
    <style:style style:name="P2" style:family="paragraph" style:parent-style-name="Standard">
      <style:text-properties officeooo:rsid="001b35c1" officeooo:paragraph-rsid="001d4094"/>
    </style:style>
    <style:style style:name="T1" style:family="text">
      <style:text-properties officeooo:rsid="001bbdb3"/>
    </style:style>
    <style:style style:name="T2" style:family="text">
      <style:text-properties officeooo:rsid="001c2c47"/>
    </style:style>
    <style:style style:name="T3" style:family="text">
      <style:text-properties officeooo:rsid="001d40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- - - - - - - - - - - - - - - - - - - - - - - - - - - - - - - - - - - - - - - - - - - - - - - - - - - - - - - - - - - - - - - - - - - - </text:p>
      <text:p text:style-name="P1">USER STORY:</text:p>
      <text:p text:style-name="P1">In quanto cittadino di Trento, voglio <text:span text:style-name="T3">aprire la pagina del</text:span> sito per vedere che eventi ci sono in città.</text:p>
      <text:p text:style-name="P1"/>
      <text:p text:style-name="P1">DEMO:</text:p>
      <text:p text:style-name="P1">- <text:span text:style-name="T1">Apro la pagina del sito.</text:span></text:p>
      <text:p text:style-name="P2">- <text:span text:style-name="T1">Clicco su &lt;Eventi&gt; in alto a sinistra, clicco su &lt;Svago&gt; immediatamente sotto.</text:span></text:p>
      <text:p text:style-name="P2"><text:span text:style-name="T1">- Porto la visuale sul primo evento della lista.</text:span></text:p>
      <text:p text:style-name="P1">- <text:span text:style-name="T1">Clicco su ciascuno dei link che attorniano il nome dell’evento e verifico che aprano nuovi tab.</text:span></text:p>
      <text:p text:style-name="P1">- - - - - - - - - - - - - - - - - - - - - - - - - - - - - - - - - - - - - - - - - - - - - - - - - - - - - - - - - - - - - - - - - - - - - </text:p>
      <text:p text:style-name="P1">USER STORY:</text:p>
      <text:p text:style-name="P1">In quanto <text:span text:style-name="T1">amministratore del sito</text:span>, voglio <text:span text:style-name="T1">aggiungere un nuovo bar appena aperto in città perchè un cittadino mi ha chiesto di farlo</text:span>.</text:p>
      <text:p text:style-name="P1"/>
      <text:p text:style-name="P1">DEMO:</text:p>
      <text:p text:style-name="P1">- <text:span text:style-name="T1">Apro la pagina del sito.</text:span></text:p>
      <text:p text:style-name="P1">- <text:span text:style-name="T1">Clicco su &lt;Accedi&gt; in alto a destra, compilo le credenziali, clicco su &lt;Accedi&gt; in basso a destra.</text:span></text:p>
      <text:p text:style-name="P1">- <text:span text:style-name="T2">Clicco su &lt;Modifica&gt; in alto a destra, clicco su &lt;Aggiungi&gt; in alto a destra, compilo la scheda, clicco su &lt;Aggiungi&gt; in basso a destra.</text:span></text:p>
      <text:p text:style-name="P1">- <text:span text:style-name="T3">Clicco sul tasto &lt;Home&gt; in alto a sinistra.</text:span></text:p>
      <text:p text:style-name="P1">- <text:span text:style-name="T2">Scorro il sito verso il basso fino a trovare il bar appena aggiunto.</text:span></text:p>
      <text:p text:style-name="P1">- - - - - - - - - - - - - - - - - - - - - - - - - - - - - - - - - - - - - - - - - - - - - - - - - - - - - - - - - - - - - - - - - - - -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0:05:59.040524029</meta:creation-date>
    <dc:date>2016-10-13T10:39:20.214249295</dc:date>
    <meta:editing-duration>PT33M2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371" meta:character-count="1311" meta:non-whitespace-character-count="955"/>
  </office:meta>
</office:document-meta>
</file>